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Test.findClas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sTest.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Test.can_create_mock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Test.can_call_default_method_if_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Test.can_create_mock_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Test.cannot_call_default_method_if_not_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Test.can_create_mock_different_class_lo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ocksTest.cannot_create_mock_of_non_object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